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09e" officeooo:paragraph-rsid="0016a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alisation doc technique sur le fonctionnement du site de se que j’ai paramétré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20:05:09.880000000</meta:creation-date>
    <dc:date>2022-12-30T20:06:28.449000000</dc:date>
    <meta:editing-duration>PT1M18S</meta:editing-duration>
    <meta:editing-cycles>1</meta:editing-cycles>
    <meta:document-statistic meta:table-count="0" meta:image-count="0" meta:object-count="0" meta:page-count="1" meta:paragraph-count="1" meta:word-count="13" meta:character-count="81" meta:non-whitespace-character-count="68"/>
    <meta:generator>LibreOffice/7.4.3.2$Windows_X86_64 LibreOffice_project/1048a8393ae2eeec98dff31b5c133c5f1d08b890</meta:generator>
  </office:meta>
</office:document-meta>
</file>